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fficient" table:style-name="ta1">
        <table:shapes>
          <draw:frame draw:z-index="0" draw:style-name="gr1" draw:text-style-name="P1" svg:width="159.97mm" svg:height="90.04mm" svg:x="59.2mm" svg:y="8.77mm">
            <loext:p draw:notify-on-update-of-ranges="Efficient.A2:Efficient.A14 Efficient.B1:Efficient.B1 Efficient.B2:Efficient.B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Threads</text:p>
          </table:table-cell>
          <table:table-cell office:value-type="string" calcext:value-type="string">
            <text:p>Time 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303088" calcext:value-type="float">
            <text:p>0.000303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55022" calcext:value-type="float">
            <text:p>0.00355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37764" calcext:value-type="float">
            <text:p>0.000237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340624" calcext:value-type="float">
            <text:p>0.000340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82103" calcext:value-type="float">
            <text:p>0.00182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65289" calcext:value-type="float">
            <text:p>0.004652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20043" calcext:value-type="float">
            <text:p>0.002200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34776" calcext:value-type="float">
            <text:p>0.001347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53465" calcext:value-type="float">
            <text:p>0.001534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253988" calcext:value-type="float">
            <text:p>0.002539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251332" calcext:value-type="float">
            <text:p>0.0002513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35464" calcext:value-type="float">
            <text:p>0.0004354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30797" calcext:value-type="float">
            <text:p>0.00307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[.B2]" office:value-type="float" office:value="0.000303088" calcext:value-type="float">
            <text:p>0.000303088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MIN([.B2:.B14])" office:value-type="float" office:value="0.000237764" calcext:value-type="float">
            <text:p>0.0002377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(1-[.B18]/[.B17])/(1-1/[.B16])" office:value-type="float" office:value="0.287370884583575" calcext:value-type="float">
            <text:p>0.2873708846</text:p>
          </table:table-cell>
        </table:table-row>
      </table:table>
      <table:table table:name="Inefficient" table:style-name="ta1">
        <table:shapes>
          <draw:frame draw:z-index="0" draw:style-name="gr1" draw:text-style-name="P1" svg:width="159.97mm" svg:height="90.04mm" svg:x="54.24mm" svg:y="2.66mm">
            <loext:p draw:notify-on-update-of-ranges="Inefficient.A2:Inefficient.A13 Inefficient.B1:Inefficient.B1 Inefficient.B2:Inefficient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Threads</text:p>
          </table:table-cell>
          <table:table-cell office:value-type="string" calcext:value-type="string">
            <text:p>Time 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60818" calcext:value-type="float">
            <text:p>0.00560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15753" calcext:value-type="float">
            <text:p>0.003157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21315" calcext:value-type="float">
            <text:p>0.007213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89725" calcext:value-type="float">
            <text:p>0.00389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30336" calcext:value-type="float">
            <text:p>0.00630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05686" calcext:value-type="float">
            <text:p>0.006056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70464" calcext:value-type="float">
            <text:p>0.00470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87377" calcext:value-type="float">
            <text:p>0.005873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7397" calcext:value-type="float">
            <text:p>0.00673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54352" calcext:value-type="float">
            <text:p>0.00543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83758" calcext:value-type="float">
            <text:p>0.005837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477063" calcext:value-type="float">
            <text:p>0.0047706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[.B2]" office:value-type="float" office:value="0.00560818" calcext:value-type="float">
            <text:p>0.00560818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MIN([.B2:.B13])" office:value-type="float" office:value="0.00315753" calcext:value-type="float">
            <text:p>0.0031575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(1-[.B17]/[.B16])/(1-1/[.B15])" office:value-type="float" office:value="0.873955543509659" calcext:value-type="float">
            <text:p>0.8739555435</text:p>
          </table:table-cell>
        </table:table-row>
      </table:table>
      <table:table table:name="Improved" table:style-name="ta1">
        <table:shapes>
          <draw:frame draw:z-index="0" draw:style-name="gr1" draw:text-style-name="P1" svg:width="159.97mm" svg:height="90.05mm" svg:x="53.42mm" svg:y="1.06mm">
            <loext:p draw:notify-on-update-of-ranges="Improved.A2:Improved.A13 Improved.B1:Improved.B1 Improved.B2:Improved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Threads</text:p>
          </table:table-cell>
          <table:table-cell office:value-type="string" calcext:value-type="string">
            <text:p>Time 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10521" calcext:value-type="float">
            <text:p>0.004105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68001" calcext:value-type="float">
            <text:p>0.00768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201349" calcext:value-type="float">
            <text:p>0.000201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34693" calcext:value-type="float">
            <text:p>0.0034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527688" calcext:value-type="float">
            <text:p>0.005276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7428" calcext:value-type="float">
            <text:p>0.003974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394961" calcext:value-type="float">
            <text:p>3.95E-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43827" calcext:value-type="float">
            <text:p>0.00438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01126" calcext:value-type="float">
            <text:p>0.002011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351792" calcext:value-type="float">
            <text:p>0.003517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290451" calcext:value-type="float">
            <text:p>0.002904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522498" calcext:value-type="float">
            <text:p>0.0052249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[.B2]" office:value-type="float" office:value="0.00410521" calcext:value-type="float">
            <text:p>0.0041052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MIN([.B2:.B13])" office:value-type="float" office:value="0.000201349" calcext:value-type="float">
            <text:p>0.00020134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(1-[.B17]/[.B16])/(1-1/[.B15])" office:value-type="float" office:value="1.26793708482636" calcext:value-type="float">
            <text:p>1.2679370848</text:p>
          </table:table-cell>
        </table:table-row>
      </table:table>
      <table:table table:name="Reduction" table:style-name="ta1">
        <table:shapes>
          <draw:frame draw:z-index="0" draw:style-name="gr1" draw:text-style-name="P1" svg:width="159.97mm" svg:height="90.04mm" svg:x="59.2mm" svg:y="8.77mm">
            <loext:p draw:notify-on-update-of-ranges="Reduction.A2:Reduction.A14 Reduction.B1:Reduction.B1 Reduction.B2:Reduction.B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 Threads</text:p>
          </table:table-cell>
          <table:table-cell office:value-type="string" calcext:value-type="string">
            <text:p>Time Elaps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61561" calcext:value-type="float">
            <text:p>0.00361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0349" calcext:value-type="float">
            <text:p>0.0020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06994" calcext:value-type="float">
            <text:p>0.00106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25987" calcext:value-type="float">
            <text:p>0.00125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986346" calcext:value-type="float">
            <text:p>0.000986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47104" calcext:value-type="float">
            <text:p>0.001471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136535" calcext:value-type="float">
            <text:p>0.001365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13148" calcext:value-type="float">
            <text:p>0.001131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21244" calcext:value-type="float">
            <text:p>0.001212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21698" calcext:value-type="float">
            <text:p>0.001216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24553" calcext:value-type="float">
            <text:p>0.001245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36702" calcext:value-type="float">
            <text:p>0.001367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67252" calcext:value-type="float">
            <text:p>0.0016725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[.B2]" office:value-type="float" office:value="0.00361561" calcext:value-type="float">
            <text:p>0.00361561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table:formula="of:=MIN([.B2:.B14])" office:value-type="float" office:value="0.000986346" calcext:value-type="float">
            <text:p>0.00098634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(1-[.B18]/[.B17])/(1-1/[.B16])" office:value-type="float" office:value="0.83108331453258" calcext:value-type="float">
            <text:p>0.8310833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4:49:34.977687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46:48.561356377</meta:creation-date>
    <dc:date>2018-10-17T15:45:37.334766787</dc:date>
    <meta:editing-duration>PT37M34S</meta:editing-duration>
    <meta:editing-cycles>5</meta:editing-cycles>
    <meta:generator>LibreOffice/5.1.6.2$Linux_X86_64 LibreOffice_project/10m0$Build-2</meta:generator>
    <meta:document-statistic meta:table-count="4" meta:cell-count="1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4.203cm" style:legend-expansion="high" chart:style-name="ch2"/>
        <chart:plot-area chart:style-name="ch3" table:cell-range-address="Inefficient.A1:Inefficient.B13" chart:data-source-has-labels="both" svg:x="0.319cm" svg:y="0.18cm" svg:width="11.926cm" svg:height="8.645cm">
          <chartooo:coordinate-region svg:x="1.417cm" svg:y="0.379cm" svg:width="10.641cm" svg:height="7.799cm"/>
          <chart:axis chart:dimension="x" chart:name="primary-x" chart:style-name="ch4" chartooo:axis-type="auto">
            <chartooo:date-scale/>
            <chart:categories table:cell-range-address="Inefficient.A2:Inefficient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nefficient.B2:Inefficient.B13" chart:label-cell-address="Inefficient.B1:Inefficient.B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</text:p>
                <draw:g>
                  <svg:desc>Inefficient.B1:Inefficient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efficient.A2:Inefficient.A13</svg:desc>
                </draw:g>
              </table:table-cell>
              <table:table-cell office:value-type="float" office:value="0.00560818">
                <text:p>0.00560818</text:p>
                <draw:g>
                  <svg:desc>Inefficient.B2:Inefficient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15753">
                <text:p>0.003157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721315">
                <text:p>0.007213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89725">
                <text:p>0.003897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630336">
                <text:p>0.0063033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05686">
                <text:p>0.006056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470464">
                <text:p>0.004704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87377">
                <text:p>0.005873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7397">
                <text:p>0.006739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54352">
                <text:p>0.00543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583758">
                <text:p>0.005837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477063">
                <text:p>0.00477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564cm" svg:y="4.204cm" style:legend-expansion="high" chart:style-name="ch2"/>
        <chart:plot-area chart:style-name="ch3" table:cell-range-address="Improved.A1:Improved.B13" chart:data-source-has-labels="both" svg:x="0.319cm" svg:y="0.18cm" svg:width="11.926cm" svg:height="8.646cm">
          <chartooo:coordinate-region svg:x="1.417cm" svg:y="0.379cm" svg:width="10.641cm" svg:height="7.8cm"/>
          <chart:axis chart:dimension="x" chart:name="primary-x" chart:style-name="ch4" chartooo:axis-type="auto">
            <chartooo:date-scale/>
            <chart:categories table:cell-range-address="Improved.A2:Improved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mproved.B2:Improved.B13" chart:label-cell-address="Improved.B1:Improved.B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</text:p>
                <draw:g>
                  <svg:desc>Improved.B1:Improved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mproved.A2:Improved.A13</svg:desc>
                </draw:g>
              </table:table-cell>
              <table:table-cell office:value-type="float" office:value="0.00410521">
                <text:p>0.00410521</text:p>
                <draw:g>
                  <svg:desc>Improved.B2:Improved.B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768001">
                <text:p>0.00768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01349">
                <text:p>0.00020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4693">
                <text:p>0.00346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527688">
                <text:p>0.005276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397428">
                <text:p>0.003974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94961">
                <text:p>0.003949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43827">
                <text:p>0.00438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01126">
                <text:p>0.0020112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351792">
                <text:p>0.0035179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90451">
                <text:p>0.0029045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522498">
                <text:p>0.00522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4.203cm" style:legend-expansion="high" chart:style-name="ch2"/>
        <chart:plot-area chart:style-name="ch3" table:cell-range-address="Reduction.A1:Reduction.B14" chart:data-source-has-labels="both" svg:x="0.319cm" svg:y="0.18cm" svg:width="11.926cm" svg:height="8.645cm">
          <chartooo:coordinate-region svg:x="1.417cm" svg:y="0.379cm" svg:width="10.641cm" svg:height="7.799cm"/>
          <chart:axis chart:dimension="x" chart:name="primary-x" chart:style-name="ch4" chartooo:axis-type="auto">
            <chartooo:date-scale/>
            <chart:categories table:cell-range-address="Reduction.A2:Reduction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duction.B2:Reduction.B14" chart:label-cell-address="Reduction.B1:Reduction.B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</text:p>
                <draw:g>
                  <svg:desc>Reduction.B1:Reduction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duction.A2:Reduction.A14</svg:desc>
                </draw:g>
              </table:table-cell>
              <table:table-cell office:value-type="float" office:value="0.00486586">
                <text:p>0.00486586</text:p>
                <draw:g>
                  <svg:desc>Reduction.B2:Reduction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25451">
                <text:p>0.00254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867335">
                <text:p>0.008673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303644">
                <text:p>0.003036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38042">
                <text:p>0.002380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276957">
                <text:p>0.002769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61682">
                <text:p>0.002616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325777">
                <text:p>0.003257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307527">
                <text:p>0.003075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68039">
                <text:p>0.002680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284939">
                <text:p>0.0028493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29445">
                <text:p>0.00294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25988">
                <text:p>0.00325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4.203cm" style:legend-expansion="high" chart:style-name="ch2"/>
        <chart:plot-area chart:style-name="ch3" table:cell-range-address="Efficient.A1:Efficient.B14" chart:data-source-has-labels="both" svg:x="0.319cm" svg:y="0.18cm" svg:width="11.926cm" svg:height="8.645cm">
          <chartooo:coordinate-region svg:x="1.602cm" svg:y="0.379cm" svg:width="10.456cm" svg:height="7.799cm"/>
          <chart:axis chart:dimension="x" chart:name="primary-x" chart:style-name="ch4" chartooo:axis-type="auto">
            <chartooo:date-scale/>
            <chart:categories table:cell-range-address="Efficient.A2:Efficient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fficient.B2:Efficient.B14" chart:label-cell-address="Efficient.B1:Efficient.B1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Elapsed</text:p>
                <draw:g>
                  <svg:desc>Efficient.B1:Efficient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fficient.A2:Efficient.A14</svg:desc>
                </draw:g>
              </table:table-cell>
              <table:table-cell office:value-type="float" office:value="0.000303088">
                <text:p>0.000303088</text:p>
                <draw:g>
                  <svg:desc>Efficient.B2:Efficient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355022">
                <text:p>0.003550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237764">
                <text:p>0.0002377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340624">
                <text:p>0.0003406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82103">
                <text:p>0.00182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465289">
                <text:p>0.0046528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220043">
                <text:p>0.002200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134776">
                <text:p>0.0013477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53465">
                <text:p>0.001534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253988">
                <text:p>0.002539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251332">
                <text:p>0.000251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435464">
                <text:p>0.0004354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0797">
                <text:p>0.00307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